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GOD DOES FOR THE PSALMIST (116:1-1 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GOD DOES FOR THE PSALMIST (116:1-1 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hears his prayers (116:1-2, 4-7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saves him from death (116:3, 8-11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WHAT GOD DOES FOR THE PSALMIST (116:1-1 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WHAT THE PSALMIST DOES FOR GOD (116:12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WHAT THE PSALMIST DOES FOR GOD (116:12-19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praises the Lord for saving him (116:1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fulfills his vows (116:14-15, 18-19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e serves him faithfully (116:12-16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He offers sacrifices of thanksgiving and calls upon the name of the Lord (116:17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116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WHAT GOD DOES FOR THE PSALMIST (116:1-1 1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WHAT THE PSALMIST DOES FOR GOD (116:12-19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6 </dc:title>
    <meta:initial-creator>David STRICKLAND</meta:initial-creator>
    <dc:creator>David STRICKLAND</dc:creator>
    <meta:creation-date>2020-02-22T17:39:34Z</meta:creation-date>
    <dc:date>2020-02-22T17:39:35Z</dc:date>
    <meta:template xlink:href="BibleStudy" xlink:type="simple"/>
    <meta:editing-cycles>1</meta:editing-cycles>
    <meta:editing-duration>PT0S</meta:editing-duration>
    <meta:document-statistic meta:paragraph-count="16" meta:word-count="140"/>
  </office:meta>
</office:document-meta>
</file>